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58b0" officeooo:paragraph-rsid="000458b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458b0" officeooo:paragraph-rsid="000458b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6a2e0" officeooo:paragraph-rsid="0006a2e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6cd5c" officeooo:paragraph-rsid="0006cd5c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458b0" officeooo:paragraph-rsid="000458b0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6a2e0" officeooo:paragraph-rsid="000458b0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9338b" officeooo:paragraph-rsid="0009338b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6a2e0" officeooo:paragraph-rsid="000458b0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bbf7c" officeooo:paragraph-rsid="000bbf7c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bbf7c" officeooo:paragraph-rsid="000bbf7c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0458b0"/>
    </style:style>
    <style:style style:name="P12" style:family="paragraph" style:parent-style-name="Standard">
      <style:paragraph-properties fo:text-align="start" style:justify-single-word="false"/>
      <style:text-properties officeooo:paragraph-rsid="0006a2e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a2e0" style:font-weight-asian="normal" style:font-weight-complex="normal"/>
    </style:style>
    <style:style style:name="T3" style:family="text">
      <style:text-properties fo:font-weight="normal" officeooo:rsid="0009338b" style:font-weight-asian="normal" style:font-weight-complex="normal"/>
    </style:style>
    <style:style style:name="T4" style:family="text">
      <style:text-properties fo:font-weight="normal" officeooo:rsid="000a66dc" style:font-weight-asian="normal" style:font-weight-complex="normal"/>
    </style:style>
    <style:style style:name="T5" style:family="text">
      <style:text-properties fo:font-weight="normal" officeooo:rsid="000b583b" style:font-weight-asian="normal" style:font-weight-complex="normal"/>
    </style:style>
    <style:style style:name="T6" style:family="text">
      <style:text-properties fo:font-size="16pt" fo:font-weight="bold" officeooo:rsid="0006a2e0" style:font-size-asian="14pt" style:font-weight-asian="bold" style:font-size-complex="16pt" style:font-weight-complex="bold"/>
    </style:style>
    <style:style style:name="T7" style:family="text">
      <style:text-properties fo:font-size="16pt" fo:font-weight="bold" officeooo:rsid="0007fb08" style:font-size-asian="14pt" style:font-weight-asian="bold" style:font-size-complex="16pt" style:font-weight-complex="bold"/>
    </style:style>
    <style:style style:name="T8" style:family="text">
      <style:text-properties fo:font-size="16pt" fo:font-weight="bold" officeooo:rsid="000458b0" style:font-size-asian="14pt" style:font-weight-asian="bold" style:font-size-complex="16pt" style:font-weight-complex="bold"/>
    </style:style>
    <style:style style:name="T9" style:family="text">
      <style:text-properties fo:font-size="16pt" fo:font-weight="bold" officeooo:rsid="000b583b" style:font-size-asian="14pt" style:font-weight-asian="bold" style:font-size-complex="16pt" style:font-weight-complex="bold"/>
    </style:style>
    <style:style style:name="T10" style:family="text">
      <style:text-properties fo:font-size="16pt" fo:font-weight="bold" officeooo:rsid="0017307a" style:font-size-asian="14pt" style:font-weight-asian="bold" style:font-size-complex="16pt" style:font-weight-complex="bold"/>
    </style:style>
    <style:style style:name="T11" style:family="text">
      <style:text-properties fo:font-size="16pt" fo:font-weight="normal" officeooo:rsid="0006a2e0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0458b0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09338b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0a66dc" style:font-size-asian="14pt" style:font-weight-asian="normal" style:font-size-complex="16pt" style:font-weight-complex="normal"/>
    </style:style>
    <style:style style:name="T15" style:family="text">
      <style:text-properties fo:font-size="16pt" fo:font-weight="normal" officeooo:rsid="000b583b" style:font-size-asian="14pt" style:font-weight-asian="normal" style:font-size-complex="16pt" style:font-weight-complex="normal"/>
    </style:style>
    <style:style style:name="T16" style:family="text">
      <style:text-properties officeooo:rsid="000b583b"/>
    </style:style>
    <style:style style:name="T17" style:family="text">
      <style:text-properties officeooo:rsid="000bbf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cle preprocessing</text:p>
      <text:p text:style-name="P2"/>
      <text:p text:style-name="P2">Format : <text:span text:style-name="T1">image docker, </text:span><text:span text:style-name="T3">programme python</text:span></text:p>
      <text:p text:style-name="P5"/>
      <text:p text:style-name="P2">Rôle</text:p>
      <text:p text:style-name="P7">Responsable du bon déroulement de l’étape de preprocessing des articles qui consiste pour chaque article d’épurer des mots inutiles et de construire leur tf-idf.</text:p>
      <text:p text:style-name="P5"/>
      <text:p text:style-name="P11"><text:span text:style-name="T8">Flux de sortie :<text:tab/></text:span><text:span text:style-name="T12">Envoie </text:span><text:span text:style-name="T13">d</text:span><text:span text:style-name="T14">es tf-idf de chaque article vers le module parent</text:span></text:p>
      <text:p text:style-name="P11"><text:span text:style-name="T14"><text:tab/><text:tab/><text:tab/>Transfert des articles vers les modules enfants <text:tab/><text:tab/><text:tab/><text:tab/><text:tab/>preprocessing</text:span></text:p>
      <text:p text:style-name="P2">Flux d’entrée : <text:span text:style-name="T2">Réception de</text:span><text:span text:style-name="T4">s tf-idf de chaque article </text:span><text:span text:style-name="T5">depuis les modules <text:tab/><text:tab/><text:tab/>enfants de preprocessing</text:span></text:p>
      <text:p text:style-name="P6"><text:tab/><text:tab/><text:tab/><text:span text:style-name="T16">Réception des articles depuis le modules parents</text:span></text:p>
      <text:p text:style-name="P6"/>
      <text:p text:style-name="P3">Api :<text:span text:style-name="T1"> </text:span><text:span text:style-name="T5">envoie</text:span><text:span text:style-name="T1"> des articles </text:span><text:span text:style-name="T5">et réception des tf-idf</text:span><text:span text:style-name="T1"> par api_Transfert</text:span></text:p>
      <text:p text:style-name="P12"><text:span text:style-name="T6"><text:tab/></text:span><text:span text:style-name="T11">communication avec le module parent par </text:span><text:span text:style-name="T15">http_requete</text:span></text:p>
      <text:p text:style-name="P12"><text:span text:style-name="T9"><text:tab/></text:span><text:span text:style-name="T15">creation des modules enfants avec ssh_launch_program</text:span></text:p>
      <text:p text:style-name="P3"/>
      <text:p text:style-name="P10">Arguments</text:p>
      <text:p text:style-name="P4">mot de passe et coordonné de la machine-<text:span text:style-name="T17">performante</text:span></text:p>
      <text:p text:style-name="P9">coordonné du module parent</text:p>
      <text:p text:style-name="P9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22:13:05.000893374</meta:creation-date>
    <dc:date>2022-03-13T20:28:25.594782515</dc:date>
    <meta:editing-duration>PT32M59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14" meta:character-count="779" meta:non-whitespace-character-count="663"/>
  </office:meta>
</office:document-meta>
</file>